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6abd4"/>
    </style:style>
    <style:style style:name="P2" style:family="paragraph" style:parent-style-name="Text_20_body">
      <style:text-properties officeooo:rsid="0026abd4" officeooo:paragraph-rsid="002a143b"/>
    </style:style>
    <style:style style:name="T1" style:family="text">
      <style:text-properties officeooo:rsid="0026abd4"/>
    </style:style>
    <style:style style:name="T2" style:family="text">
      <style:text-properties officeooo:rsid="0027b65a"/>
    </style:style>
    <style:style style:name="T3" style:family="text">
      <style:text-properties officeooo:rsid="002a14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Vexilla for Bass Clarinet, Violin <text:span text:style-name="T1">and </text:span>Violoncello <text:span text:style-name="T2">by </text:span>Slavko Zagorac </text:p>
      <text:p text:style-name="P2"><text:span text:style-name="T3">Vexilla were </text:span>flag-like objects used as a military standard by units in the ancient Roman army. <text:span text:style-name="T3">Later on the meaning of the word extended to represent any object such as a relic or icon carried as a standard into a battle. <text:s/>This piece is an exploration of the emotional and rational responses to various flags I encountered throughout my lifetime, from the fervent teenage patriotism to a deep distrust of any ceremony which requires enthusiastic flag waving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7:05:06.873236000</meta:creation-date>
    <dc:date>2018-04-16T15:05:49.145457000</dc:date>
    <meta:editing-duration>PT7H58M23S</meta:editing-duration>
    <meta:editing-cycles>15</meta:editing-cycles>
    <meta:generator>LibreOffice/5.3.7.2$MacOSX_X86_64 LibreOffice_project/6b8ed514a9f8b44d37a1b96673cbbdd077e24059</meta:generator>
    <dc:creator>Slavko Zagorac</dc:creator>
    <meta:document-statistic meta:table-count="0" meta:image-count="0" meta:object-count="0" meta:page-count="1" meta:paragraph-count="2" meta:word-count="87" meta:character-count="526" meta:non-whitespace-character-count="439"/>
  </office:meta>
</office:document-meta>
</file>